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222222" style:font-name="Latin Modern Math" fo:font-size="12pt" fo:letter-spacing="normal" fo:font-style="normal" fo:font-weight="normal" officeooo:rsid="001ec67c" officeooo:paragraph-rsid="002237cd" style:font-weight-asian="normal" style:font-weight-complex="normal"/>
    </style:style>
    <style:style style:name="P2" style:family="paragraph" style:parent-style-name="Standard">
      <style:text-properties fo:font-variant="normal" fo:text-transform="none" fo:color="#222222" style:font-name="Latin Modern Math" fo:font-size="12pt" fo:letter-spacing="normal" fo:font-style="normal" fo:font-weight="normal" officeooo:rsid="001ec67c" officeooo:paragraph-rsid="0089775a" style:font-weight-asian="normal" style:font-weight-complex="normal"/>
    </style:style>
    <style:style style:name="P3" style:family="paragraph" style:parent-style-name="Standard">
      <style:text-properties fo:font-variant="normal" fo:text-transform="none" fo:color="#222222" style:font-name="Latin Modern Math" fo:font-size="12pt" fo:letter-spacing="normal" fo:font-style="normal" fo:font-weight="normal" officeooo:rsid="001ec67c" officeooo:paragraph-rsid="008a8ecc" style:font-weight-asian="normal" style:font-weight-complex="normal"/>
    </style:style>
    <style:style style:name="P4" style:family="paragraph" style:parent-style-name="Standard">
      <style:text-properties fo:font-variant="normal" fo:text-transform="none" fo:color="#222222" style:font-name="Latin Modern Math" fo:font-size="12pt" fo:letter-spacing="normal" fo:font-style="normal" fo:font-weight="normal" officeooo:rsid="001ec67c" officeooo:paragraph-rsid="008b17b8" style:font-weight-asian="normal" style:font-weight-complex="normal"/>
    </style:style>
    <style:style style:name="P5" style:family="paragraph" style:parent-style-name="Standard">
      <style:text-properties fo:font-variant="normal" fo:text-transform="none" fo:color="#222222" style:font-name="Latin Modern Math" fo:font-size="12pt" fo:letter-spacing="normal" fo:font-style="normal" fo:font-weight="normal" officeooo:rsid="001ec67c" officeooo:paragraph-rsid="008f50a9" style:font-weight-asian="normal" style:font-weight-complex="normal"/>
    </style:style>
    <style:style style:name="P6" style:family="paragraph" style:parent-style-name="Standard">
      <style:text-properties fo:font-variant="normal" fo:text-transform="none" fo:color="#222222" style:font-name="Latin Modern Math" fo:font-size="12pt" fo:letter-spacing="normal" fo:font-style="normal" fo:font-weight="normal" officeooo:rsid="00373a44" officeooo:paragraph-rsid="008300c0" style:font-weight-asian="normal" style:font-weight-complex="normal"/>
    </style:style>
    <style:style style:name="P7" style:family="paragraph" style:parent-style-name="Standard">
      <style:text-properties fo:font-variant="normal" fo:text-transform="none" fo:color="#222222" style:font-name="Latin Modern Math" fo:font-size="12pt" fo:letter-spacing="normal" fo:font-style="normal" fo:font-weight="normal" officeooo:rsid="0086b1da" officeooo:paragraph-rsid="0086b1da" style:font-weight-asian="normal" style:font-weight-complex="normal"/>
    </style:style>
    <style:style style:name="P8" style:family="paragraph" style:parent-style-name="Standard">
      <style:text-properties fo:font-variant="normal" fo:text-transform="none" fo:color="#222222" style:font-name="Latin Modern Math" fo:font-size="12pt" fo:letter-spacing="normal" fo:font-style="normal" fo:font-weight="normal" officeooo:rsid="008a8ecc" officeooo:paragraph-rsid="008a8ecc" style:font-weight-asian="normal" style:font-weight-complex="normal"/>
    </style:style>
    <style:style style:name="P9" style:family="paragraph" style:parent-style-name="Standard">
      <style:text-properties fo:font-variant="normal" fo:text-transform="none" fo:color="#222222" style:font-name="Latin Modern Math" fo:font-size="12pt" fo:letter-spacing="normal" fo:font-style="normal" fo:font-weight="normal" officeooo:rsid="008a8ecc" officeooo:paragraph-rsid="008b17b8" style:font-weight-asian="normal" style:font-weight-complex="normal"/>
    </style:style>
    <style:style style:name="P10" style:family="paragraph" style:parent-style-name="Standard">
      <style:text-properties fo:font-variant="normal" fo:text-transform="none" fo:color="#222222" style:font-name="Latin Modern Math" fo:font-size="12pt" fo:letter-spacing="normal" fo:font-style="normal" fo:font-weight="normal" officeooo:rsid="008a8ecc" officeooo:paragraph-rsid="00917ccf" style:font-weight-asian="normal" style:font-weight-complex="normal"/>
    </style:style>
    <style:style style:name="P11" style:family="paragraph" style:parent-style-name="Standard">
      <style:text-properties fo:font-variant="normal" fo:text-transform="none" fo:color="#222222" style:font-name="Latin Modern Math" fo:font-size="12pt" fo:letter-spacing="normal" fo:font-style="normal" fo:font-weight="normal" officeooo:rsid="008b17b8" officeooo:paragraph-rsid="008b17b8" style:font-weight-asian="normal" style:font-weight-complex="normal"/>
    </style:style>
    <style:style style:name="P12" style:family="paragraph" style:parent-style-name="Standard">
      <style:text-properties fo:font-variant="normal" fo:text-transform="none" fo:color="#222222" style:font-name="Latin Modern Math" fo:font-size="12pt" fo:letter-spacing="normal" fo:font-style="normal" fo:font-weight="normal" officeooo:rsid="008d8d25" officeooo:paragraph-rsid="008d8d25" style:font-weight-asian="normal" style:font-weight-complex="normal"/>
    </style:style>
    <style:style style:name="P13" style:family="paragraph" style:parent-style-name="Standard">
      <style:text-properties fo:font-variant="normal" fo:text-transform="none" fo:color="#222222" style:font-name="Latin Modern Math" fo:font-size="12pt" fo:letter-spacing="normal" fo:font-style="normal" fo:font-weight="normal" officeooo:rsid="008e621f" officeooo:paragraph-rsid="008e621f" style:font-weight-asian="normal" style:font-weight-complex="normal"/>
    </style:style>
    <style:style style:name="P14" style:family="paragraph" style:parent-style-name="Standard">
      <style:text-properties fo:font-variant="normal" fo:text-transform="none" fo:color="#222222" style:font-name="Latin Modern Math" fo:font-size="12pt" fo:letter-spacing="normal" fo:font-style="normal" fo:font-weight="normal" officeooo:rsid="00908902" officeooo:paragraph-rsid="00908902" style:font-weight-asian="normal" style:font-weight-complex="normal"/>
    </style:style>
    <style:style style:name="P15" style:family="paragraph" style:parent-style-name="Standard">
      <style:text-properties fo:font-variant="normal" fo:text-transform="none" fo:color="#222222" style:font-name="Latin Modern Math" fo:font-size="12pt" fo:letter-spacing="normal" fo:font-style="normal" fo:font-weight="normal" officeooo:rsid="00265f21" officeooo:paragraph-rsid="00262bba" style:font-weight-asian="normal" style:font-weight-complex="normal"/>
    </style:style>
    <style:style style:name="P16" style:family="paragraph" style:parent-style-name="Standard">
      <style:text-properties fo:font-variant="normal" fo:text-transform="none" fo:color="#222222" style:font-name="Latin Modern Math" fo:font-size="12pt" fo:letter-spacing="normal" fo:font-style="normal" fo:font-weight="normal" officeooo:rsid="0089775a" officeooo:paragraph-rsid="002237cd" style:font-weight-asian="normal" style:font-weight-complex="normal"/>
    </style:style>
    <style:style style:name="P17" style:family="paragraph" style:parent-style-name="Standard">
      <style:text-properties fo:font-variant="normal" fo:text-transform="none" fo:color="#222222" style:font-name="Latin Modern Math" fo:font-size="12pt" fo:letter-spacing="normal" fo:font-style="normal" fo:font-weight="normal" officeooo:rsid="008a4f62" officeooo:paragraph-rsid="008a82fe" style:font-weight-asian="normal" style:font-weight-complex="normal"/>
    </style:style>
    <style:style style:name="P18" style:family="paragraph" style:parent-style-name="Standard">
      <style:text-properties fo:font-variant="normal" fo:text-transform="none" fo:color="#222222" style:font-name="Latin Modern Math" fo:font-size="12pt" fo:letter-spacing="normal" fo:font-style="normal" fo:font-weight="normal" officeooo:rsid="008c4a64" officeooo:paragraph-rsid="008c4a64" style:font-size-asian="18pt" style:font-weight-asian="normal" style:font-size-complex="18pt" style:font-weight-complex="normal"/>
    </style:style>
    <style:style style:name="P19" style:family="paragraph" style:parent-style-name="Standard">
      <style:text-properties fo:font-variant="normal" fo:text-transform="none" fo:color="#222222" style:font-name="Latin Modern Math" fo:font-size="12pt" fo:letter-spacing="normal" fo:font-style="normal" fo:font-weight="normal" officeooo:rsid="00946edd" officeooo:paragraph-rsid="00946edd" style:font-size-asian="18pt" style:font-weight-asian="normal" style:font-size-complex="18pt" style:font-weight-complex="normal"/>
    </style:style>
    <style:style style:name="P20" style:family="paragraph" style:parent-style-name="Standard">
      <style:text-properties fo:font-variant="normal" fo:text-transform="none" fo:color="#222222" style:font-name="Latin Modern Math" fo:font-size="12pt" fo:letter-spacing="normal" fo:font-style="normal" fo:font-weight="normal" officeooo:rsid="0039409a" officeooo:paragraph-rsid="0038fed0" style:font-size-asian="12pt" style:font-weight-asian="normal" style:font-size-complex="12pt" style:font-weight-complex="normal"/>
    </style:style>
    <style:style style:name="P21" style:family="paragraph" style:parent-style-name="Standard">
      <style:text-properties fo:font-variant="normal" fo:text-transform="none" fo:color="#222222" style:font-name="Latin Modern Math" fo:font-size="12pt" fo:letter-spacing="normal" fo:font-style="normal" fo:font-weight="normal" officeooo:rsid="0086b1da" officeooo:paragraph-rsid="0086b1da" style:font-size-asian="12pt" style:font-weight-asian="normal" style:font-size-complex="12pt" style:font-weight-complex="normal"/>
    </style:style>
    <style:style style:name="P22" style:family="paragraph" style:parent-style-name="Standard">
      <style:text-properties fo:font-variant="normal" fo:text-transform="none" fo:color="#222222" style:font-name="Latin Modern Math" fo:font-size="12pt" fo:letter-spacing="normal" fo:font-style="normal" fo:font-weight="normal" officeooo:rsid="0086b1da" officeooo:paragraph-rsid="009746d7" style:font-size-asian="12pt" style:font-weight-asian="normal" style:font-size-complex="12pt" style:font-weight-complex="normal"/>
    </style:style>
    <style:style style:name="P23" style:family="paragraph" style:parent-style-name="Standard">
      <style:text-properties fo:font-variant="normal" fo:text-transform="none" fo:color="#222222" style:font-name="Latin Modern Math" fo:font-size="12pt" fo:letter-spacing="normal" fo:font-style="normal" fo:font-weight="normal" officeooo:rsid="00929909" officeooo:paragraph-rsid="00929909" style:font-size-asian="12pt" style:font-weight-asian="normal" style:font-size-complex="12pt" style:font-weight-complex="normal"/>
    </style:style>
    <style:style style:name="P24" style:family="paragraph" style:parent-style-name="Standard">
      <style:text-properties fo:font-variant="normal" fo:text-transform="none" fo:color="#222222" style:font-name="Latin Modern Math" fo:font-size="12pt" fo:letter-spacing="normal" fo:font-style="normal" fo:font-weight="normal" officeooo:rsid="00460e79" officeooo:paragraph-rsid="00209f1a" style:font-size-asian="12pt" style:font-weight-asian="normal" style:font-size-complex="12pt" style:font-weight-complex="normal"/>
    </style:style>
    <style:style style:name="P25" style:family="paragraph" style:parent-style-name="Standard">
      <style:text-properties fo:font-variant="normal" fo:text-transform="none" fo:color="#222222" style:font-name="Latin Modern Math" fo:font-size="12pt" fo:letter-spacing="normal" fo:font-style="normal" fo:font-weight="normal" officeooo:rsid="009746d7" officeooo:paragraph-rsid="009746d7" style:font-size-asian="12pt" style:font-weight-asian="normal" style:font-size-complex="12pt" style:font-weight-complex="normal"/>
    </style:style>
    <style:style style:name="P26" style:family="paragraph" style:parent-style-name="Standard">
      <style:text-properties fo:font-variant="normal" fo:text-transform="none" fo:color="#222222" style:font-name="Latin Modern Math" fo:font-size="12pt" fo:letter-spacing="normal" fo:font-style="normal" fo:font-weight="normal" officeooo:rsid="00984ea5" officeooo:paragraph-rsid="00984ea5" style:font-size-asian="12pt" style:font-weight-asian="normal" style:font-size-complex="12pt" style:font-weight-complex="normal"/>
    </style:style>
    <style:style style:name="P27" style:family="paragraph" style:parent-style-name="Standard">
      <style:text-properties fo:font-variant="normal" fo:text-transform="none" fo:color="#222222" style:font-name="Latin Modern Math" fo:font-size="12pt" fo:letter-spacing="normal" fo:font-style="normal" fo:font-weight="normal" officeooo:rsid="009f9282" officeooo:paragraph-rsid="009f9282" style:font-size-asian="12pt" style:font-weight-asian="normal" style:font-size-complex="12pt" style:font-weight-complex="normal"/>
    </style:style>
    <style:style style:name="P28" style:family="paragraph" style:parent-style-name="Standard">
      <style:text-properties fo:font-variant="normal" fo:text-transform="none" fo:color="#222222" style:font-name="Latin Modern Math" fo:font-size="12pt" fo:letter-spacing="normal" fo:font-style="normal" fo:font-weight="bold" officeooo:rsid="00259414" officeooo:paragraph-rsid="003be13e" style:font-size-asian="10.5pt" style:font-weight-asian="bold" style:font-size-complex="12pt" style:font-weight-complex="bold"/>
    </style:style>
    <style:style style:name="P29" style:family="paragraph" style:parent-style-name="Standard">
      <style:text-properties fo:font-variant="normal" fo:text-transform="none" fo:color="#222222" style:font-name="Latin Modern Math" fo:font-size="12pt" fo:letter-spacing="normal" fo:font-style="normal" fo:font-weight="bold" officeooo:rsid="00259414" officeooo:paragraph-rsid="009746d7" style:font-size-asian="10.5pt" style:font-weight-asian="bold" style:font-size-complex="12pt" style:font-weight-complex="bold"/>
    </style:style>
    <style:style style:name="P30" style:family="paragraph" style:parent-style-name="Standard">
      <style:text-properties fo:font-variant="normal" fo:text-transform="none" fo:color="#222222" style:font-name="Latin Modern Math" fo:font-size="12pt" fo:letter-spacing="normal" fo:font-style="normal" fo:font-weight="bold" officeooo:rsid="002a31dc" officeooo:paragraph-rsid="009f3e11" style:font-weight-asian="bold" style:font-weight-complex="bold"/>
    </style:style>
    <style:style style:name="P31" style:family="paragraph" style:parent-style-name="Standard">
      <style:text-properties fo:font-variant="normal" fo:text-transform="none" fo:color="#222222" style:font-name="Latin Modern Math" fo:font-size="12pt" fo:letter-spacing="normal" fo:font-style="normal" fo:font-weight="bold" officeooo:rsid="00259414" officeooo:paragraph-rsid="009f3e11" style:font-weight-asian="bold" style:font-weight-complex="bold"/>
    </style:style>
    <style:style style:name="P32" style:family="paragraph" style:parent-style-name="Standard">
      <style:text-properties fo:font-variant="normal" fo:text-transform="none" fo:color="#222222" style:font-name="Latin Modern Math" fo:font-size="12pt" fo:letter-spacing="normal" fo:font-style="normal" fo:font-weight="bold" officeooo:rsid="00262bba" officeooo:paragraph-rsid="009f3e11" style:font-weight-asian="bold" style:font-weight-complex="bold"/>
    </style:style>
    <style:style style:name="P33"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weight-asian="bold" style:font-weight-complex="bold"/>
    </style:style>
    <style:style style:name="P34" style:family="paragraph" style:parent-style-name="Standard">
      <style:text-properties fo:font-variant="normal" fo:text-transform="none" fo:color="#222222" style:font-name="Latin Modern Math" fo:font-size="18pt" fo:letter-spacing="normal" fo:font-style="normal" fo:font-weight="bold" officeooo:rsid="003be13e" officeooo:paragraph-rsid="003be13e" style:font-size-asian="18pt" style:font-weight-asian="bold" style:font-size-complex="18pt" style:font-weight-complex="bold"/>
    </style:style>
    <style:style style:name="P35" style:family="paragraph" style:parent-style-name="Standard">
      <style:text-properties fo:font-variant="normal" fo:text-transform="none" fo:color="#222222" style:font-name="Latin Modern Math" fo:font-size="18pt" fo:letter-spacing="normal" fo:font-style="normal" fo:font-weight="bold" officeooo:rsid="003be13e" officeooo:paragraph-rsid="009746d7" style:font-size-asian="18pt" style:font-weight-asian="bold" style:font-size-complex="18pt" style:font-weight-complex="bold"/>
    </style:style>
    <style:style style:name="P36" style:family="paragraph" style:parent-style-name="Standard">
      <style:text-properties fo:font-variant="normal" fo:text-transform="none" fo:color="#222222" style:font-name="Latin Modern Math" fo:font-size="18pt" fo:letter-spacing="normal" fo:font-style="normal" fo:font-weight="bold" officeooo:rsid="00373a44" officeooo:paragraph-rsid="00373a44" style:font-size-asian="18pt" style:font-weight-asian="bold" style:font-size-complex="18pt" style:font-weight-complex="bold"/>
    </style:style>
    <style:style style:name="P37" style:family="paragraph" style:parent-style-name="Standard">
      <style:text-properties fo:font-variant="normal" fo:text-transform="none" fo:color="#222222" style:font-name="Latin Modern Math" fo:font-size="18pt" fo:letter-spacing="normal" fo:font-style="normal" fo:font-weight="bold" officeooo:rsid="008300c0" officeooo:paragraph-rsid="0038fed0" style:font-size-asian="18pt" style:font-weight-asian="bold" style:font-size-complex="18pt" style:font-weight-complex="bold"/>
    </style:style>
    <style:style style:name="P38" style:family="paragraph" style:parent-style-name="Standard">
      <style:text-properties fo:font-variant="normal" fo:text-transform="none" fo:color="#222222" style:font-name="Latin Modern Math" fo:font-size="14pt" fo:letter-spacing="normal" fo:font-style="normal" fo:font-weight="bold" officeooo:rsid="0089775a" officeooo:paragraph-rsid="0089775a" style:font-size-asian="14pt" style:font-weight-asian="bold" style:font-size-complex="14pt" style:font-weight-complex="bold"/>
    </style:style>
    <style:style style:name="P39" style:family="paragraph" style:parent-style-name="Standard">
      <style:text-properties fo:font-variant="normal" fo:text-transform="none" fo:color="#222222" style:font-name="Latin Modern Math" fo:font-size="14pt" fo:letter-spacing="normal" fo:font-style="normal" fo:font-weight="bold" officeooo:rsid="008a8ecc" officeooo:paragraph-rsid="008a8ecc" style:font-size-asian="14pt" style:font-weight-asian="bold" style:font-size-complex="14pt" style:font-weight-complex="bold"/>
    </style:style>
    <style:style style:name="P40" style:family="paragraph" style:parent-style-name="Standard">
      <style:text-properties fo:font-variant="normal" fo:text-transform="none" fo:color="#222222" style:font-name="Latin Modern Math" fo:font-size="14pt" fo:letter-spacing="normal" fo:font-style="normal" fo:font-weight="bold" officeooo:rsid="00893360" officeooo:paragraph-rsid="002237cd" style:font-size-asian="14pt" style:font-weight-asian="bold" style:font-size-complex="14pt" style:font-weight-complex="bold"/>
    </style:style>
    <style:style style:name="P41" style:family="paragraph" style:parent-style-name="Standard">
      <style:text-properties fo:font-variant="normal" fo:text-transform="none" fo:color="#222222" style:font-name="Latin Modern Math" fo:font-size="14pt" fo:letter-spacing="normal" fo:font-style="normal" fo:font-weight="bold" officeooo:rsid="00893360" officeooo:paragraph-rsid="0089775a" style:font-size-asian="14pt" style:font-weight-asian="bold" style:font-size-complex="14pt" style:font-weight-complex="bold"/>
    </style:style>
    <style:style style:name="P42" style:family="paragraph" style:parent-style-name="Standard">
      <style:text-properties fo:font-variant="normal" fo:text-transform="none" fo:color="#222222" style:font-name="Latin Modern Math" fo:font-size="14pt" fo:letter-spacing="normal" fo:font-style="normal" fo:font-weight="bold" officeooo:rsid="008e621f" officeooo:paragraph-rsid="008e621f" style:font-size-asian="14pt" style:font-weight-asian="bold" style:font-size-complex="14pt" style:font-weight-complex="bold"/>
    </style:style>
    <style:style style:name="P43" style:family="paragraph" style:parent-style-name="Standard">
      <style:text-properties fo:font-variant="normal" fo:text-transform="none" fo:color="#222222" style:font-name="Latin Modern Math" fo:font-size="14pt" fo:letter-spacing="normal" fo:font-style="normal" fo:font-weight="bold" officeooo:rsid="0084fc53" officeooo:paragraph-rsid="008300c0" style:font-size-asian="12.25pt" style:font-weight-asian="bold" style:font-size-complex="14pt" style:font-weight-complex="bold"/>
    </style:style>
    <style:style style:name="P44" style:family="paragraph" style:parent-style-name="Standard">
      <style:text-properties fo:font-variant="normal" fo:text-transform="none" fo:color="#000000" style:font-name="Latin Modern Math" fo:font-size="12pt" fo:letter-spacing="normal" fo:font-style="normal" fo:font-weight="normal" officeooo:rsid="002b6b5f" officeooo:paragraph-rsid="0039409a" style:font-weight-asian="normal" style:font-weight-complex="normal"/>
    </style:style>
    <style:style style:name="P45" style:family="paragraph" style:parent-style-name="Standard">
      <style:text-properties fo:font-variant="normal" fo:text-transform="none" fo:color="#000000" style:font-name="Latin Modern Math" fo:font-size="12pt" fo:letter-spacing="normal" fo:font-style="normal" fo:font-weight="normal" officeooo:rsid="00262bba" officeooo:paragraph-rsid="009f3e11" style:font-weight-asian="normal" style:font-weight-complex="normal"/>
    </style:style>
    <style:style style:name="P46" style:family="paragraph" style:parent-style-name="Standard">
      <style:text-properties fo:font-variant="normal" fo:text-transform="none" fo:color="#000000" style:font-name="Latin Modern Math" fo:font-size="12pt" fo:letter-spacing="normal" fo:font-style="normal" fo:font-weight="normal" officeooo:rsid="00287df2" officeooo:paragraph-rsid="009f3e11" style:font-weight-asian="normal" style:font-weight-complex="normal"/>
    </style:style>
    <style:style style:name="P47" style:family="paragraph" style:parent-style-name="Standard">
      <style:text-properties fo:font-variant="normal" fo:text-transform="none" fo:color="#000000" style:font-name="Latin Modern Math" fo:font-size="12pt" fo:letter-spacing="normal" fo:font-style="normal" fo:font-weight="normal" officeooo:rsid="002af803" officeooo:paragraph-rsid="009f3e11" style:font-weight-asian="normal" style:font-weight-complex="normal"/>
    </style:style>
    <style:style style:name="P48" style:family="paragraph" style:parent-style-name="Standard">
      <style:text-properties fo:font-variant="normal" fo:text-transform="none" fo:color="#000000" style:font-name="Latin Modern Math" fo:font-size="12pt" fo:letter-spacing="normal" fo:font-style="normal" fo:font-weight="normal" officeooo:rsid="002b6b5f" officeooo:paragraph-rsid="009f3e11" style:font-size-asian="12pt" style:font-weight-asian="normal" style:font-size-complex="12pt" style:font-weight-complex="normal"/>
    </style:style>
    <style:style style:name="P49" style:family="paragraph" style:parent-style-name="Standard">
      <style:text-properties fo:font-variant="normal" fo:text-transform="none" fo:color="#000000" style:font-name="Latin Modern Math" fo:font-size="12pt" fo:letter-spacing="normal" fo:font-style="normal" fo:font-weight="bold" officeooo:rsid="00400b25" officeooo:paragraph-rsid="00400b25" style:font-weight-asian="bold" style:font-weight-complex="bold"/>
    </style:style>
    <style:style style:name="P50" style:family="paragraph" style:parent-style-name="Standard">
      <style:text-properties fo:font-variant="normal" fo:text-transform="none" fo:color="#000000" style:font-name="Latin Modern Math" fo:font-size="12pt" fo:letter-spacing="normal" fo:font-style="normal" fo:font-weight="bold" officeooo:rsid="00287df2" officeooo:paragraph-rsid="009f3e11" style:font-weight-asian="bold" style:font-weight-complex="bold"/>
    </style:style>
    <style:style style:name="P51" style:family="paragraph" style:parent-style-name="Standard">
      <style:text-properties fo:font-variant="normal" fo:text-transform="none" fo:color="#000000" style:font-name="Latin Modern Math" fo:font-size="12pt" fo:letter-spacing="normal" fo:font-style="normal" fo:font-weight="bold" officeooo:rsid="002af803" officeooo:paragraph-rsid="009f3e11" style:font-weight-asian="bold" style:font-weight-complex="bold"/>
    </style:style>
    <style:style style:name="P52" style:family="paragraph" style:parent-style-name="Standard">
      <style:text-properties fo:font-variant="normal" fo:text-transform="none" fo:color="#000000" style:font-name="Latin Modern Math" fo:font-size="12pt" fo:letter-spacing="normal" fo:font-style="normal" fo:font-weight="bold" officeooo:rsid="002b6b5f" officeooo:paragraph-rsid="009f3e11" style:font-weight-asian="bold" style:font-weight-complex="bold"/>
    </style:style>
    <style:style style:name="P53" style:family="paragraph" style:parent-style-name="Standard">
      <style:text-properties style:font-name="Latin Modern Math" fo:font-size="16pt" fo:font-weight="bold" officeooo:rsid="001b4c81" officeooo:paragraph-rsid="007f9e19" style:font-size-asian="16pt" style:font-weight-asian="bold" style:font-size-complex="16pt" style:font-weight-complex="bold"/>
    </style:style>
    <style:style style:name="P54" style:family="paragraph" style:parent-style-name="Standard">
      <style:text-properties style:font-name="Latin Modern Math" fo:font-size="18pt" fo:font-weight="bold" officeooo:rsid="003be13e" officeooo:paragraph-rsid="008300c0" style:font-size-asian="18pt" style:font-weight-asian="bold" style:font-size-complex="18pt" style:font-weight-complex="bold"/>
    </style:style>
    <style:style style:name="P55" style:family="paragraph" style:parent-style-name="Standard">
      <style:text-properties fo:color="#000000" style:font-name="Latin Modern Math" fo:font-weight="normal" officeooo:rsid="008300c0" officeooo:paragraph-rsid="008300c0" style:font-weight-asian="normal" style:font-weight-complex="normal"/>
    </style:style>
    <style:style style:name="P56" style:family="paragraph" style:parent-style-name="Standard">
      <style:text-properties fo:color="#000000" style:font-name="Latin Modern Math" fo:font-weight="normal" officeooo:rsid="002a31dc" officeooo:paragraph-rsid="009f3e11" style:font-weight-asian="normal" style:font-weight-complex="normal"/>
    </style:style>
    <style:style style:name="P57" style:family="paragraph" style:parent-style-name="Standard">
      <style:text-properties fo:color="#000000" style:font-name="Latin Modern Math" fo:font-weight="normal" officeooo:rsid="00259414" officeooo:paragraph-rsid="009f3e11" style:font-weight-asian="normal" style:font-weight-complex="normal"/>
    </style:style>
    <style:style style:name="P58" style:family="paragraph" style:parent-style-name="Standard">
      <style:text-properties fo:color="#000000" style:font-name="Latin Modern Math" fo:font-weight="normal" officeooo:rsid="00287df2" officeooo:paragraph-rsid="009f3e11" style:font-weight-asian="normal" style:font-weight-complex="normal"/>
    </style:style>
    <style:style style:name="P59" style:family="paragraph" style:parent-style-name="Standard">
      <style:text-properties fo:color="#000000" style:font-name="Latin Modern Math" fo:font-weight="normal" officeooo:rsid="002af803" officeooo:paragraph-rsid="009f3e11" style:font-weight-asian="normal" style:font-weight-complex="normal"/>
    </style:style>
    <style:style style:name="P60" style:family="paragraph" style:parent-style-name="Standard">
      <style:text-properties fo:color="#000000" style:font-name="Latin Modern Math" fo:font-size="14pt" fo:font-weight="bold" officeooo:rsid="008b17b8" officeooo:paragraph-rsid="008b17b8" style:font-weight-asian="bold" style:font-weight-complex="bold"/>
    </style:style>
    <style:style style:name="P61" style:family="paragraph" style:parent-style-name="Standard">
      <style:text-properties fo:color="#000000" style:font-name="Latin Modern Math" fo:font-size="14pt" fo:font-weight="bold" officeooo:rsid="008b17b8" officeooo:paragraph-rsid="008f50a9" style:font-weight-asian="bold" style:font-weight-complex="bold"/>
    </style:style>
    <style:style style:name="P62" style:family="paragraph" style:parent-style-name="Standard">
      <style:text-properties fo:color="#000000" style:font-name="Latin Modern Math" fo:font-weight="bold" officeooo:rsid="0038fed0" officeooo:paragraph-rsid="0038fed0" style:font-weight-asian="bold" style:font-weight-complex="bold"/>
    </style:style>
    <style:style style:name="P63" style:family="paragraph" style:parent-style-name="Standard">
      <style:text-properties fo:color="#000000" style:font-name="Latin Modern Math" fo:font-weight="bold" officeooo:rsid="002a31dc" officeooo:paragraph-rsid="009f3e11" style:font-weight-asian="bold" style:font-weight-complex="bold"/>
    </style:style>
    <style:style style:name="P64" style:family="paragraph" style:parent-style-name="Standard">
      <style:text-properties fo:color="#000000" style:font-name="Latin Modern Math" fo:font-size="12pt" fo:font-weight="normal" officeooo:rsid="009b4a72" officeooo:paragraph-rsid="009b4a72" style:font-size-asian="12pt" style:font-weight-asian="normal" style:font-size-complex="12pt" style:font-weight-complex="normal"/>
    </style:style>
    <style:style style:name="P65" style:family="paragraph" style:parent-style-name="Table_20_Contents">
      <style:text-properties style:font-name="Latin Modern Math" fo:font-size="12pt" officeooo:rsid="00908902" officeooo:paragraph-rsid="00908902" style:font-size-asian="18pt" style:font-size-complex="18pt"/>
    </style:style>
    <style:style style:name="P66" style:family="paragraph" style:parent-style-name="Table_20_Contents">
      <style:text-properties style:font-name="Latin Modern Math" fo:font-size="12pt" officeooo:rsid="009746d7" officeooo:paragraph-rsid="009746d7" style:font-size-asian="18pt" style:font-size-complex="18pt"/>
    </style:style>
    <style:style style:name="P67" style:family="paragraph" style:parent-style-name="Table_20_Contents">
      <style:text-properties style:font-name="Latin Modern Math" fo:font-size="12pt" officeooo:rsid="00984ea5" officeooo:paragraph-rsid="00984ea5" style:font-size-asian="18pt" style:font-size-complex="18pt"/>
    </style:style>
    <style:style style:name="P68" style:family="paragraph" style:parent-style-name="Table_20_Contents">
      <style:text-properties style:font-name="Latin Modern Math" fo:font-size="12pt" officeooo:rsid="009de82b" officeooo:paragraph-rsid="009de82b" style:font-size-asian="18pt" style:font-size-complex="18pt"/>
    </style:style>
    <style:style style:name="P69" style:family="paragraph" style:parent-style-name="Table_20_Contents">
      <style:text-properties style:font-name="Latin Modern Math" fo:font-size="12pt" officeooo:rsid="009f3e11" officeooo:paragraph-rsid="009f3e11" style:font-size-asian="18pt" style:font-size-complex="18pt"/>
    </style:style>
    <style:style style:name="P70" style:family="paragraph" style:parent-style-name="Standard">
      <style:text-properties fo:font-variant="normal" fo:text-transform="none" fo:color="#222222" style:font-name="Latin Modern Math" fo:font-size="18pt" fo:letter-spacing="normal" fo:font-style="normal" fo:font-weight="bold" officeooo:rsid="008300c0" officeooo:paragraph-rsid="0038fed0" style:font-size-asian="18pt" style:font-weight-asian="bold" style:font-size-complex="18pt" style:font-weight-complex="bold"/>
    </style:style>
    <style:style style:name="P71" style:family="paragraph" style:parent-style-name="Standard" style:list-style-name="L1">
      <style:text-properties fo:font-variant="normal" fo:text-transform="none" fo:color="#222222" style:font-name="Latin Modern Math" fo:font-size="12pt" fo:letter-spacing="normal" fo:font-style="normal" fo:font-weight="normal" officeooo:rsid="0089775a" officeooo:paragraph-rsid="0089775a" style:font-weight-asian="normal" style:font-weight-complex="normal"/>
    </style:style>
    <style:style style:name="P72" style:family="paragraph" style:parent-style-name="Standard">
      <style:text-properties fo:font-variant="normal" fo:text-transform="none" fo:color="#222222" style:font-name="Latin Modern Math" fo:font-size="12pt" fo:letter-spacing="normal" fo:font-style="normal" fo:font-weight="normal" officeooo:rsid="0089775a" officeooo:paragraph-rsid="002237cd" style:font-weight-asian="normal" style:font-weight-complex="normal"/>
    </style:style>
    <style:style style:name="P73" style:family="paragraph" style:parent-style-name="Standard" style:list-style-name="L2">
      <style:text-properties fo:font-variant="normal" fo:text-transform="none" fo:color="#222222" style:font-name="Latin Modern Math" fo:font-size="12pt" fo:letter-spacing="normal" fo:font-style="normal" fo:font-weight="normal" officeooo:rsid="008d8d25" officeooo:paragraph-rsid="008d8d25" style:font-weight-asian="normal" style:font-weight-complex="normal"/>
    </style:style>
    <style:style style:name="P74" style:family="paragraph" style:parent-style-name="Standard" style:list-style-name="L2">
      <style:text-properties fo:font-variant="normal" fo:text-transform="none" fo:color="#222222" style:font-name="Latin Modern Math" fo:font-size="12pt" fo:letter-spacing="normal" fo:font-style="normal" fo:font-weight="normal" officeooo:rsid="008e621f" officeooo:paragraph-rsid="008e621f" style:font-weight-asian="normal" style:font-weight-complex="normal"/>
    </style:style>
    <style:style style:name="P75" style:family="paragraph" style:parent-style-name="Standard">
      <style:text-properties fo:font-variant="normal" fo:text-transform="none" fo:color="#222222" style:font-name="Latin Modern Math" fo:font-size="12pt" fo:letter-spacing="normal" fo:font-style="normal" fo:font-weight="normal" officeooo:rsid="0086b1da" officeooo:paragraph-rsid="00a23baf" style:font-size-asian="12pt" style:font-weight-asian="normal" style:font-size-complex="12pt" style:font-weight-complex="normal"/>
    </style:style>
    <style:style style:name="P76" style:family="paragraph" style:parent-style-name="Standard" style:list-style-name="L1">
      <style:text-properties style:font-name="Latin Modern Math" officeooo:paragraph-rsid="008a82fe"/>
    </style:style>
    <style:style style:name="P77" style:family="paragraph" style:parent-style-name="Standard">
      <style:text-properties style:font-name="Latin Modern Math" officeooo:rsid="001b4c81" officeooo:paragraph-rsid="007f9e19"/>
    </style:style>
    <style:style style:name="P78" style:family="paragraph" style:parent-style-name="Table_20_Contents">
      <style:text-properties style:font-name="Latin Modern Math" fo:font-size="12pt" officeooo:rsid="009746d7" officeooo:paragraph-rsid="00a60547" style:font-size-asian="18pt" style:font-size-complex="18pt"/>
    </style:style>
    <style:style style:name="T1" style:family="text">
      <style:text-properties fo:font-variant="normal" fo:text-transform="none" fo:color="#222222" fo:font-size="12pt" fo:letter-spacing="normal" fo:font-style="normal"/>
    </style:style>
    <style:style style:name="T2" style:family="text">
      <style:text-properties fo:font-variant="normal" fo:text-transform="none" fo:color="#222222" fo:font-size="12pt" fo:letter-spacing="normal" fo:font-style="normal" officeooo:rsid="00265f21"/>
    </style:style>
    <style:style style:name="T3" style:family="text">
      <style:text-properties fo:font-variant="normal" fo:text-transform="none" fo:color="#222222" fo:font-size="12pt" fo:letter-spacing="normal" fo:font-style="normal" fo:font-weight="normal" officeooo:rsid="0089775a" style:font-weight-asian="normal" style:font-weight-complex="normal"/>
    </style:style>
    <style:style style:name="T4" style:family="text">
      <style:text-properties fo:font-variant="normal" fo:text-transform="none" fo:color="#222222" fo:font-size="12pt" fo:letter-spacing="normal" fo:font-style="normal" fo:font-weight="normal" officeooo:rsid="008a4f62" style:font-weight-asian="normal" style:font-weight-complex="normal"/>
    </style:style>
    <style:style style:name="T5" style:family="text">
      <style:text-properties fo:font-variant="normal" fo:text-transform="none" fo:color="#222222" fo:font-size="12pt" fo:letter-spacing="normal" fo:font-style="normal" fo:font-weight="normal" officeooo:rsid="008a82fe" style:font-weight-asian="normal" style:font-weight-complex="normal"/>
    </style:style>
    <style:style style:name="T6" style:family="text">
      <style:text-properties fo:font-variant="normal" fo:text-transform="none" fo:color="#222222" fo:font-size="12pt" fo:letter-spacing="normal" fo:font-style="normal" fo:font-weight="normal" officeooo:rsid="00969b62" style:font-weight-asian="normal" style:font-weight-complex="normal"/>
    </style:style>
    <style:style style:name="T7" style:family="text">
      <style:text-properties fo:font-variant="normal" fo:text-transform="none" fo:color="#222222" fo:font-size="12pt" fo:letter-spacing="normal" fo:font-style="normal" officeooo:rsid="0086b1da"/>
    </style:style>
    <style:style style:name="T8" style:family="text">
      <style:text-properties fo:font-variant="normal" fo:text-transform="none" fo:color="#222222" fo:font-size="12pt" fo:letter-spacing="normal" fo:font-style="normal" officeooo:rsid="009b4a72"/>
    </style:style>
    <style:style style:name="T9" style:family="text">
      <style:text-properties fo:font-variant="normal" fo:text-transform="none" fo:color="#222222" fo:font-size="12pt" fo:letter-spacing="normal" fo:font-style="normal" officeooo:rsid="0050ecb4"/>
    </style:style>
    <style:style style:name="T10" style:family="text">
      <style:text-properties fo:font-variant="normal" fo:text-transform="none" fo:color="#222222" fo:font-size="12pt" fo:letter-spacing="normal" fo:font-style="normal" officeooo:rsid="002a3c0b"/>
    </style:style>
    <style:style style:name="T11" style:family="text">
      <style:text-properties fo:font-variant="normal" fo:text-transform="none" fo:color="#222222" fo:font-size="12pt" fo:letter-spacing="normal" fo:font-style="normal" officeooo:rsid="00707d53"/>
    </style:style>
    <style:style style:name="T12" style:family="text">
      <style:text-properties fo:font-variant="normal" fo:text-transform="none" fo:color="#222222" fo:font-size="12pt" fo:letter-spacing="normal" fo:font-style="normal" officeooo:rsid="0051528c"/>
    </style:style>
    <style:style style:name="T13" style:family="text">
      <style:text-properties fo:font-variant="normal" fo:text-transform="none" fo:color="#222222" fo:font-size="12pt" fo:letter-spacing="normal" fo:font-style="normal" officeooo:rsid="007547f2"/>
    </style:style>
    <style:style style:name="T14" style:family="text">
      <style:text-properties fo:font-variant="normal" fo:text-transform="none" fo:color="#222222" fo:letter-spacing="normal" fo:font-style="normal"/>
    </style:style>
    <style:style style:name="T15" style:family="text">
      <style:text-properties fo:font-variant="normal" fo:text-transform="none" fo:color="#222222" fo:letter-spacing="normal" fo:font-style="normal" style:font-size-asian="14pt" style:font-size-complex="14pt"/>
    </style:style>
    <style:style style:name="T16" style:family="text">
      <style:text-properties fo:font-variant="normal" fo:text-transform="none" fo:color="#222222" fo:letter-spacing="normal" fo:font-style="normal" officeooo:rsid="008f50a9" style:font-size-asian="14pt" style:font-size-complex="14pt"/>
    </style:style>
    <style:style style:name="T17" style:family="text">
      <style:text-properties fo:font-variant="normal" fo:text-transform="none" fo:color="#222222" fo:letter-spacing="normal" fo:font-style="normal" officeooo:rsid="00908902" style:font-size-asian="14pt" style:font-size-complex="14pt"/>
    </style:style>
    <style:style style:name="T18" style:family="text">
      <style:text-properties fo:font-variant="normal" fo:text-transform="none" fo:color="#222222" fo:letter-spacing="normal" fo:font-style="normal" officeooo:rsid="0084fc53"/>
    </style:style>
    <style:style style:name="T19" style:family="text">
      <style:text-properties fo:font-variant="normal" fo:text-transform="none" fo:color="#222222" fo:letter-spacing="normal" fo:font-style="normal" officeooo:rsid="008300c0"/>
    </style:style>
    <style:style style:name="T20" style:family="text">
      <style:text-properties fo:font-variant="normal" fo:text-transform="none" fo:color="#222222" fo:font-size="18pt" fo:letter-spacing="normal" fo:font-style="normal" officeooo:rsid="003acb4d" style:font-size-asian="18pt" style:font-size-complex="18pt"/>
    </style:style>
    <style:style style:name="T21" style:family="text">
      <style:text-properties fo:font-variant="normal" fo:text-transform="none" fo:color="#222222" fo:font-size="18pt" fo:letter-spacing="normal" fo:font-style="normal" officeooo:rsid="008300c0" style:font-size-asian="18pt" style:font-size-complex="18pt"/>
    </style:style>
    <style:style style:name="T22" style:family="text">
      <style:text-properties fo:font-variant="normal" fo:text-transform="none" fo:color="#222222" style:font-name="Times New Roman" fo:font-size="12pt" fo:letter-spacing="normal" fo:font-style="normal" fo:font-weight="normal" officeooo:rsid="008a82fe" style:font-weight-asian="normal" style:font-weight-complex="normal"/>
    </style:style>
    <style:style style:name="T23" style:family="text">
      <style:text-properties fo:font-variant="normal" fo:text-transform="none" fo:font-size="12pt" fo:letter-spacing="normal" fo:font-style="normal"/>
    </style:style>
    <style:style style:name="T24" style:family="text">
      <style:text-properties fo:font-variant="normal" fo:text-transform="none" fo:font-size="12pt" fo:letter-spacing="normal" fo:font-style="normal" officeooo:rsid="00262bba"/>
    </style:style>
    <style:style style:name="T25" style:family="text">
      <style:text-properties fo:font-variant="normal" fo:text-transform="none" fo:font-size="12pt" fo:letter-spacing="normal" fo:font-style="normal" officeooo:rsid="00287df2"/>
    </style:style>
    <style:style style:name="T26" style:family="text">
      <style:text-properties fo:font-variant="normal" fo:text-transform="none" fo:font-size="12pt" fo:letter-spacing="normal" fo:font-style="normal" officeooo:rsid="002a3c0b"/>
    </style:style>
    <style:style style:name="T27" style:family="text">
      <style:text-properties fo:font-variant="normal" fo:text-transform="none" fo:font-size="12pt" fo:letter-spacing="normal" fo:font-style="normal" officeooo:rsid="002b6b5f"/>
    </style:style>
    <style:style style:name="T28" style:family="text">
      <style:text-properties fo:font-variant="normal" fo:text-transform="none" fo:font-size="12pt" fo:letter-spacing="normal" fo:font-style="normal" officeooo:rsid="00460e79"/>
    </style:style>
    <style:style style:name="T29" style:family="text">
      <style:text-properties fo:font-variant="normal" fo:text-transform="none" fo:font-size="12pt" fo:letter-spacing="normal" fo:font-style="normal" officeooo:rsid="00707d53"/>
    </style:style>
    <style:style style:name="T30" style:family="text">
      <style:text-properties fo:font-variant="normal" fo:text-transform="none" fo:font-size="12pt" fo:letter-spacing="normal" fo:font-style="normal" officeooo:rsid="0051528c"/>
    </style:style>
    <style:style style:name="T31" style:family="text">
      <style:text-properties fo:font-variant="normal" fo:text-transform="none" fo:color="#ce181e" fo:font-size="12pt" fo:letter-spacing="normal" fo:font-style="normal"/>
    </style:style>
    <style:style style:name="T32" style:family="text">
      <style:text-properties officeooo:rsid="003acb4d" style:font-size-asian="18pt" style:font-size-complex="18pt"/>
    </style:style>
    <style:style style:name="T33" style:family="text">
      <style:text-properties officeooo:rsid="008300c0" style:font-size-asian="18pt" style:font-size-complex="18pt"/>
    </style:style>
    <style:style style:name="T34" style:family="text">
      <style:text-properties officeooo:rsid="00818fcf"/>
    </style:style>
    <style:style style:name="T35" style:family="text">
      <style:text-properties officeooo:rsid="008300c0"/>
    </style:style>
    <style:style style:name="T36" style:family="text">
      <style:text-properties officeooo:rsid="0086b1da"/>
    </style:style>
    <style:style style:name="T37" style:family="text">
      <style:text-properties officeooo:rsid="008a4f62"/>
    </style:style>
    <style:style style:name="T38" style:family="text">
      <style:text-properties officeooo:rsid="008b17b8"/>
    </style:style>
    <style:style style:name="T39" style:family="text">
      <style:text-properties officeooo:rsid="008e621f"/>
    </style:style>
    <style:style style:name="T40" style:family="text">
      <style:text-properties officeooo:rsid="00917ccf"/>
    </style:style>
    <style:style style:name="T41" style:family="text">
      <style:text-properties officeooo:rsid="0092923d"/>
    </style:style>
    <style:style style:name="T42" style:family="text">
      <style:text-properties officeooo:rsid="009746d7"/>
    </style:style>
    <style:style style:name="T43" style:family="text">
      <style:text-properties officeooo:rsid="00984ea5"/>
    </style:style>
    <style:style style:name="T44" style:family="text">
      <style:text-properties officeooo:rsid="009b4a72"/>
    </style:style>
    <style:style style:name="T45" style:family="text">
      <style:text-properties officeooo:rsid="009bc347"/>
    </style:style>
    <style:style style:name="T46" style:family="text">
      <style:text-properties officeooo:rsid="009ce081"/>
    </style:style>
    <style:style style:name="T47" style:family="text">
      <style:text-properties officeooo:rsid="009de82b"/>
    </style:style>
    <style:style style:name="T48" style:family="text">
      <style:text-properties officeooo:rsid="009f3e11"/>
    </style:style>
    <style:style style:name="T49" style:family="text">
      <style:text-properties officeooo:rsid="0051528c"/>
    </style:style>
    <style:style style:name="T50" style:family="text">
      <style:text-properties officeooo:rsid="007177fa"/>
    </style:style>
    <style:style style:name="T51" style:family="text">
      <style:text-properties officeooo:rsid="00a23baf"/>
    </style:style>
    <style:style style:name="T52" style:family="text">
      <style:text-properties officeooo:rsid="00a4af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eliverable <text:span text:style-name="T34">2</text:span>: <text:span text:style-name="T34">Project planning</text:span></text:p>
      <text:p text:style-name="P77"/>
      <text:p text:style-name="P33"><text:span text:style-name="T32">1. </text:span><text:span text:style-name="T33">Planning and scheduling</text:span></text:p>
      <text:p text:style-name="P36"/>
      <text:p text:style-name="P7">The aim of this document is to present the tasks and stages of the project and how are they going to be planned and scheduled so the project meets its objectives within the given deadlines.</text:p>
      <text:p text:style-name="P15"/>
      <text:p text:style-name="P55"><text:span text:style-name="T2">B</text:span><text:span text:style-name="T1">ecause we depend on </text:span><text:span text:style-name="T8">some</text:span><text:span text:style-name="T1"> stages of the project </text:span><text:span text:style-name="T7">to work </text:span><text:span text:style-name="T8">before we begin to tackle others</text:span><text:span text:style-name="T1">, this planning might be updated as the project progresses, </text:span><text:span text:style-name="T7">perhaps</text:span><text:span text:style-name="T1"> because a part took longer to develop than expected or (luckily) less.</text:span></text:p>
      <text:p text:style-name="P6"/>
      <text:p text:style-name="P62"><text:span text:style-name="T20">2. </text:span><text:span text:style-name="T21">Task description</text:span></text:p>
      <text:p text:style-name="P37"/>
      <text:p text:style-name="P64"><text:bookmark-start text:name="__DdeLink__1078_2968557681"/><text:span text:style-name="T19">I</text:span><text:span text:style-name="T14">n this section a description of each task is presented in an order similar to that which will be seen later.</text:span><text:bookmark-end text:name="__DdeLink__1078_2968557681"/></text:p>
      <text:p text:style-name="P37"/>
      <text:p text:style-name="P38">Introduction to the problem</text:p>
      <text:p text:style-name="P1"/>
      <text:p text:style-name="P16">Study past research papers related to the problem to gain some background on the project, this includes the following topics:</text:p>
      <text:p text:style-name="P16"/>
      <text:list xml:id="list3832401797" text:style-name="L1">
        <text:list-item>
          <text:p text:style-name="P71">The use GNSS data as a solar flare meter. Some research papers about this topic were discussed in the State of the Art section, most of them written by the director, Manuel Hernández-Pajar<text:span text:style-name="T52">e</text:span>s</text:p>
        </text:list-item>
        <text:list-item>
          <text:p text:style-name="P76"><text:span text:style-name="T3">Solar and stellar bursts and their effect on Earth’s ionosphere. The aforementioned papers give a brief introduction to the topic, </text:span><text:span text:style-name="T4">although others can be found </text:span><text:span text:style-name="T5">[</text:span><text:span text:style-name="T22">Ionospheric effects of solar flares</text:span><text:span text:style-name="T5">]</text:span><text:span text:style-name="T4"> that </text:span><text:span text:style-name="T6">cover</text:span><text:span text:style-name="T4"> the topic with more depth.</text:span></text:p>
        </text:list-item>
      </text:list>
      <text:p text:style-name="P17"/>
      <text:p text:style-name="P39">GEP</text:p>
      <text:p text:style-name="P3"/>
      <text:p text:style-name="P12"><text:span text:style-name="T37">T</text:span>he GEP course is done early in the project to help <text:span text:style-name="T39">with the documentation of the thesis, understanding</text:span> the scope and context of the project, <text:span text:style-name="T44">and </text:span>its planning. <text:span text:style-name="T39">Its different stages are:</text:span></text:p>
      <text:p text:style-name="P12"/>
      <text:list xml:id="list994777388" text:style-name="L2">
        <text:list-item>
          <text:p text:style-name="P73">Context and Scope of the project</text:p>
        </text:list-item>
        <text:list-item>
          <text:p text:style-name="P74">Project planning</text:p>
        </text:list-item>
        <text:list-item>
          <text:p text:style-name="P74">Budget and sustainability</text:p>
        </text:list-item>
      </text:list>
      <text:p text:style-name="P13"/>
      <text:p text:style-name="P13">This also involves a final deliverable that includes the previously listed parts but taking into consideration the feedback of the professors of the course.</text:p>
      <text:p text:style-name="P13"/>
      <text:p text:style-name="P13">Finally, an oral presentation will be done describing the work done during this course, which will also be a starting point of the final presentation of the thesis.</text:p>
      <text:p text:style-name="P40"/>
      <text:p text:style-name="P41">Feasibility of the detection of flares from far-away stars</text:p>
      <text:p text:style-name="P2"><text:soft-page-break/></text:p>
      <text:p text:style-name="P10">Before developing the algorithms to be able to perform this without knowing the source of the flare, a study should be done with the already existing algorithms. This is one of the most challenging problems of the project <text:span text:style-name="T40">as it is not clear yet if this is possible.</text:span></text:p>
      <text:p text:style-name="P8"/>
      <text:p text:style-name="P8">To do this, <text:span text:style-name="T38">we will use open-source data from missions like Swift or Fermi (satellites that are able to detect flares or burst) and see if there is any correlation between that data and the results given by the algorithms that detect solar flares.</text:span></text:p>
      <text:p text:style-name="P8"/>
      <text:p text:style-name="P60"><text:span text:style-name="T15">Detection of solar flares with no information about the </text:span><text:span text:style-name="T17">location of the Sun</text:span></text:p>
      <text:p text:style-name="P4"/>
      <text:p text:style-name="P11">This task will be done in parallel to the previous one. The current algorithms are able to, knowing the position of the <text:span text:style-name="T41">S</text:span>un, study if any flares have had an effect on the ionosphere, detectable by the satellites belonging to GNSS. </text:p>
      <text:p text:style-name="P11"/>
      <text:p text:style-name="P11">We aim to do the same, but assuming we don’t have any information about the position of the Sun relative to the Earth. This is an important task for the project, because it will be necessary when expanding it to far-away stars, of which we ignore the location.</text:p>
      <text:p text:style-name="P11"/>
      <text:p text:style-name="P61"><text:span text:style-name="T15">Detection of </text:span><text:span text:style-name="T16">stellar</text:span><text:span text:style-name="T15"> flares </text:span><text:span text:style-name="T17">in real-time</text:span></text:p>
      <text:p text:style-name="P5"/>
      <text:p text:style-name="P14">If the previous systems work, instead of studying flares using past GNSS data and checking that the results match detections by satellites like Swift or Fermi, we will use the latest available data to detect them in real-time, without knowing the location of the ionizing source. For this to work the detection of far-away stars using this system and the detection of solar flares without knowing the location of the Sun have to work properly.</text:p>
      <text:p text:style-name="P9"/>
      <text:p text:style-name="P39">Writing the report</text:p>
      <text:p text:style-name="P3"/>
      <text:p text:style-name="P8">This task will be done in parallel to the rest. As we perform the other tasks a memory of the project <text:span text:style-name="T45">will</text:span> be writt<text:span text:style-name="T46">en giving </text:span>a detailed explanation of all the phases, the methodology and development of the solutions, problems or obstacles that might have appeared, and the final results of each of the<text:span text:style-name="T46">m</text:span>. </text:p>
      <text:p text:style-name="P8"/>
      <text:p text:style-name="P42">Final presentation</text:p>
      <text:p text:style-name="P42"/>
      <text:p text:style-name="P13">The final task, once the report of the project is finished, is to prepare an oral presentation for the defense of the thesis. This will try to cover all the progress of the work done during the last months as concisely as possible, presenting the results, obstacles that may have appeared and solutions presented for the problems.</text:p>
      <text:p text:style-name="P20"/>
      <text:p text:style-name="P54"><text:span text:style-name="T14">3 </text:span><text:span text:style-name="T18">Time table</text:span></text:p>
      <text:p text:style-name="P43"/>
      <text:p text:style-name="P18">Table 1 shows the estimation of the amount of hours that will have to be dedicated for the completion of each task. <text:span text:style-name="T43">The expected amount of dedicated hours to the project is 18 ECTS x 30h/ECTS = 540 hours, of which 3x30 = 90 hours are dedicated to the GEP course.</text:span></text:p>
      <text:p text:style-name="P19"/>
      <table:table table:name="Table1" table:style-name="Table1">
        <table:table-column table:style-name="Table1.A"/>
        <table:table-column table:style-name="Table1.B"/>
        <text:soft-page-break/>
        <table:table-row>
          <table:table-cell table:style-name="Table1.A1" office:value-type="string">
            <text:p text:style-name="P65">Task</text:p>
          </table:table-cell>
          <table:table-cell table:style-name="Table1.B1" office:value-type="string">
            <text:p text:style-name="P65">Dedication Time (hours)</text:p>
          </table:table-cell>
        </table:table-row>
        <table:table-row>
          <table:table-cell table:style-name="Table1.A2" office:value-type="string">
            <text:p text:style-name="P66">Introduction</text:p>
          </table:table-cell>
          <table:table-cell table:style-name="Table1.B2" office:value-type="string">
            <text:p text:style-name="P69">20</text:p>
          </table:table-cell>
        </table:table-row>
        <table:table-row>
          <table:table-cell table:style-name="Table1.A2" office:value-type="string">
            <text:p text:style-name="P65">GEP</text:p>
          </table:table-cell>
          <table:table-cell table:style-name="Table1.B2" office:value-type="string">
            <text:p text:style-name="P67">90</text:p>
          </table:table-cell>
        </table:table-row>
        <table:table-row>
          <table:table-cell table:style-name="Table1.A2" office:value-type="string">
            <text:p text:style-name="P78">Study of flares from far-away <text:span text:style-name="T47">stars</text:span></text:p>
          </table:table-cell>
          <table:table-cell table:style-name="Table1.B2" office:value-type="string">
            <text:p text:style-name="P69">120</text:p>
          </table:table-cell>
        </table:table-row>
        <table:table-row>
          <table:table-cell table:style-name="Table1.A2" office:value-type="string">
            <text:p text:style-name="P66">Detection of solar flares</text:p>
          </table:table-cell>
          <table:table-cell table:style-name="Table1.B2" office:value-type="string">
            <text:p text:style-name="P69">120</text:p>
          </table:table-cell>
        </table:table-row>
        <table:table-row>
          <table:table-cell table:style-name="Table1.A2" office:value-type="string">
            <text:p text:style-name="P66">Detection in real-time</text:p>
          </table:table-cell>
          <table:table-cell table:style-name="Table1.B2" office:value-type="string">
            <text:p text:style-name="P69">100</text:p>
          </table:table-cell>
        </table:table-row>
        <table:table-row>
          <table:table-cell table:style-name="Table1.A2" office:value-type="string">
            <text:p text:style-name="P65">Writing report</text:p>
          </table:table-cell>
          <table:table-cell table:style-name="Table1.B2" office:value-type="string">
            <text:p text:style-name="P69">90</text:p>
          </table:table-cell>
        </table:table-row>
        <table:table-row>
          <table:table-cell table:style-name="Table1.A2" office:value-type="string">
            <text:p text:style-name="P65">Final presentation</text:p>
          </table:table-cell>
          <table:table-cell table:style-name="Table1.B2" office:value-type="string">
            <text:p text:style-name="P68">4</text:p>
          </table:table-cell>
        </table:table-row>
        <table:table-row>
          <table:table-cell table:style-name="Table1.A2" office:value-type="string">
            <text:p text:style-name="P65">Total</text:p>
          </table:table-cell>
          <table:table-cell table:style-name="Table1.B2" office:value-type="string">
            <text:p text:style-name="P69">544</text:p>
          </table:table-cell>
        </table:table-row>
      </table:table>
      <text:p text:style-name="P18"/>
      <text:p text:style-name="P27">Taking into consideration the project will span 14 weeks, a weekly dedication of 34 hours is possible for the project planning to work as scheduled.</text:p>
      <text:p text:style-name="P44"/>
      <text:p text:style-name="P34"><text:span text:style-name="T35">4</text:span> <text:span text:style-name="T36">Scheduling: Gantt chart</text:span></text:p>
      <text:p text:style-name="P28"/>
      <text:p text:style-name="P75"><text:span text:style-name="T51">Having started mid-February, t</text:span>he development of the project will span between 4 or 5 months <text:span text:style-name="T51">as </text:span>the <text:span text:style-name="T48">oral presentations</text:span> are scheduled for the first week of July. </text:p>
      <text:p text:style-name="P75"/>
      <text:p text:style-name="P75"><text:span text:style-name="T43">The report should be handed in one week prior to the lectures, so for the planning, we’ll aim at having finished the project a week before, Friday, 21th of June, so that there is enough time to revise it and make any convenient changes.</text:span></text:p>
      <text:p text:style-name="P21"/>
      <text:p text:style-name="P23">To visually represent the schedule of the planning, a Gantt chart is shown below in figure 1. This chart has been generated using the online tool teamgantt.com: </text:p>
      <text:p text:style-name="P23"/>
      <text:p text:style-name="P23"/>
      <text:p text:style-name="P23"/>
      <text:p text:style-name="P23"/>
      <text:p text:style-name="P23"/>
      <text:p text:style-name="P23"/>
      <text:p text:style-name="P49"/>
      <text:p text:style-name="P35"><text:span text:style-name="T35">4</text:span> <text:span text:style-name="T42">Action plan</text:span></text:p>
      <text:p text:style-name="P29"/>
      <text:p text:style-name="P25">Our idea is to work in the presented order as planned in the the previous sections, some tasks depend on previous to be finished to continue, and others are going to be done in parallel, like writing the report. </text:p>
      <text:p text:style-name="P25"/>
      <text:p text:style-name="P25">Time is limited <text:span text:style-name="T48">and many problems might appear that will force us to reschedule the project planning, some of which could be:</text:span></text:p>
      <text:p text:style-name="P25"/>
      <text:p text:style-name="P63"><text:span text:style-name="T24">U</text:span><text:span text:style-name="T23">nderstanding of the problem</text:span></text:p>
      <text:p text:style-name="P30"/>
      <text:p text:style-name="P56"><text:span text:style-name="T1">The problem has a</text:span><text:span text:style-name="T9"> considerable</text:span><text:span text:style-name="T1"> physics </text:span><text:span text:style-name="T10">background</text:span><text:span text:style-name="T1"> that </text:span><text:span text:style-name="T9">I</text:span><text:span text:style-name="T1">, as a </text:span><text:span text:style-name="T9">C</text:span><text:span text:style-name="T1">omputer </text:span><text:span text:style-name="T9">S</text:span><text:span text:style-name="T1">cience stud</text:span><text:span text:style-name="T10">ent, </text:span><text:span text:style-name="T11">lack the</text:span><text:span text:style-name="T10"> knowledge to completely understand it. </text:span><text:span text:style-name="T9">Although a basic knowledge in the field will suffice for developing the algorithms, </text:span><text:span text:style-name="T11">not </text:span><text:span text:style-name="T9">having a background in physics </text:span><text:span text:style-name="T11">might lead to confusion at some point.</text:span></text:p>
      <text:p text:style-name="P31"><text:soft-page-break/></text:p>
      <text:p text:style-name="P32">Unfeasibility of the solution</text:p>
      <text:p text:style-name="P32"/>
      <text:p text:style-name="P57"><text:span text:style-name="T1">The problem that we want to solve is clear: detecting stellar flares from far-away stars. Although the feasibility has been studied for some cases [</text:span><text:span text:style-name="T12">referencia al master?</text:span><text:span text:style-name="T1">], </text:span><text:span text:style-name="T13">concluding that</text:span><text:span text:style-name="T31"> </text:span><text:span text:style-name="T23">we face the possibility that the proposed solution is not </text:span><text:span text:style-name="T25">totally</text:span><text:span text:style-name="T23"> feasible due to the nature of the problem: flares from far-away stars will not have an impact on the ionosphere as noticeable as the one from the sun, so it may be difficult, or even impossible, </text:span><text:span text:style-name="T24">for them to be</text:span><text:span text:style-name="T23"> detect</text:span><text:span text:style-name="T24">ed</text:span><text:span text:style-name="T23"> in some cases.</text:span></text:p>
      <text:p text:style-name="P45"/>
      <text:p text:style-name="P50">Interferences with the Sun</text:p>
      <text:p text:style-name="P45"/>
      <text:p text:style-name="P46">With the Sun, only the daylight hemisphere can be studied for the detection of flares using GPS data (it is the only one the effects of the flares would reach. </text:p>
      <text:p text:style-name="P46"/>
      <text:p text:style-name="P58"><text:span text:style-name="T23">In </text:span><text:span text:style-name="T26">our</text:span><text:span text:style-name="T23"> case we don’t have a fixed source, but rather aim to find it. Flares could be having an effect on any part of the ionosphere so maybe it </text:span><text:span text:style-name="T26">may</text:span><text:span text:style-name="T23"> not be possible to study their effect on the daylight hemisphere because of the Sun’s (presumably) higher effect on it. Because of this factor we might have to focus only on the night(?) hemisphere and </text:span><text:span text:style-name="T26">we would </text:span><text:span text:style-name="T23">be missing </text:span><text:span text:style-name="T26">on </text:span><text:span text:style-name="T23">possible flares.</text:span></text:p>
      <text:p text:style-name="P46"/>
      <text:p text:style-name="P51">Understanding previous algorithms</text:p>
      <text:p text:style-name="P47"/>
      <text:p text:style-name="P47">It is often difficult to understand code that has not been written by oneself, let alone understanding complex algorithms without any previous knowledge. This could be another possible obstacle, as the study of the previously developed algorithms will play an important role in the development of ours.</text:p>
      <text:p text:style-name="P47"/>
      <text:p text:style-name="P51">Bugs</text:p>
      <text:p text:style-name="P51"/>
      <text:p text:style-name="P59"><text:span text:style-name="T23">As we will be writing code it is </text:span><text:span text:style-name="T27">clearly possible that we </text:span><text:span text:style-name="T28">face</text:span><text:span text:style-name="T27"> problems </text:span><text:span text:style-name="T28">with </text:span><text:span text:style-name="T29">bugs that may appear in the process</text:span><text:span text:style-name="T30">.</text:span></text:p>
      <text:p text:style-name="P51"/>
      <text:p text:style-name="P52">Computational power</text:p>
      <text:p text:style-name="P52"/>
      <text:p text:style-name="P48"><text:span text:style-name="T49">Taking into consideration we </text:span>may be dealing with large volumes of data, its processing may be another challenge for the project, <text:span text:style-name="T50">we will have to find efficient ways to do so and think about which strategies will work best in our algorithms</text:span>.</text:p>
      <text:p text:style-name="P25"/>
      <text:p text:style-name="P26">If we are running short on time due to any inconvenient, the last part (adapting the algorithms to run in real-time) could be discarded.</text:p>
      <text:p text:style-name="P25"/>
      <text:p text:style-name="P25">A weekly meeting is arranged with the project director every Friday to check that everything is <text:span text:style-name="T43">progressing as expected </text:span>and reschedule the tasks <text:span text:style-name="T43">in the event of any obstacle or problem</text:span>.</text:p>
      <text:p text:style-name="P2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atin Modern Math" svg:font-family="'Latin Modern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1:47.641162140</meta:creation-date>
    <dc:date>2019-03-03T18:21:40.527928287</dc:date>
    <meta:editing-duration>PT16H18M54S</meta:editing-duration>
    <meta:editing-cycles>98</meta:editing-cycles>
    <meta:generator>LibreOffice/6.0.7.3$Linux_X86_64 LibreOffice_project/00m0$Build-3</meta:generator>
    <meta:document-statistic meta:table-count="1" meta:image-count="0" meta:object-count="0" meta:page-count="4" meta:paragraph-count="72" meta:word-count="1396" meta:character-count="8031" meta:non-whitespace-character-count="6706"/>
  </office:meta>
</office:document-meta>
</file>